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12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62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6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24cm"/>
    </style:style>
    <style:style style:name="gr10" style:family="graphic" style:parent-style-name="standard">
      <style:graphic-properties draw:stroke="none" draw:fill="none" fo:min-height="0.632cm"/>
    </style:style>
    <style:style style:name="P1" style:family="paragraph">
      <style:paragraph-properties fo:text-align="center"/>
      <style:text-properties fo:font-family="Play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dddddd" fo:font-family="Play" style:font-pitch="variable" fo:font-size="10pt" fo:font-weight="bold" style:font-size-asian="10pt" style:font-size-complex="10pt"/>
    </style:style>
    <style:style style:name="P4" style:family="paragraph">
      <style:text-properties fo:font-family="Play" style:font-pitch="variable" fo:font-size="8pt" style:font-size-asian="8pt" style:font-size-complex="8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 style:text-autospace="none"/>
      <style:text-properties fo:font-family="Play" style:font-pitch="variable" fo:font-size="14pt" style:font-family-asian="TimesNewRomanPSMT" style:font-family-generic-asian="roman" style:font-size-asian="14pt" style:font-family-complex="TimesNewRomanPSMT" style:font-family-generic-complex="roman" style:font-size-complex="8pt"/>
    </style:style>
    <style:style style:name="P7" style:family="paragraph">
      <style:text-properties fo:font-family="Play" style:font-pitch="variable" fo:font-size="12pt" style:font-size-asian="8pt" style:font-size-complex="8pt"/>
    </style:style>
    <style:style style:name="P8" style:family="paragraph">
      <style:paragraph-properties fo:text-align="center"/>
      <style:text-properties fo:font-family="Play" style:font-pitch="variable" fo:font-size="8pt" style:font-size-asian="8pt" style:font-size-complex="8pt"/>
    </style:style>
    <style:style style:name="P9" style:family="paragraph">
      <style:paragraph-properties fo:text-align="center" style:text-autospace="none"/>
      <style:text-properties fo:font-size="12pt" style:font-size-asian="12pt" style:font-size-complex="12pt"/>
    </style:style>
    <style:style style:name="P10" style:family="paragraph">
      <style:paragraph-properties fo:text-align="center" style:text-autospace="none"/>
      <style:text-properties fo:font-family="Play" style:font-pitch="variable" fo:font-size="12pt" style:font-family-asian="TimesNewRomanPSMT" style:font-family-generic-asian="roman" style:font-size-asian="12pt" style:font-family-complex="TimesNewRomanPSMT" style:font-family-generic-complex="roman" style:font-size-complex="12pt"/>
    </style:style>
    <style:style style:name="T1" style:family="text">
      <style:text-properties fo:color="#dddddd" fo:font-family="Play" style:font-pitch="variable" fo:font-size="10pt" fo:font-weight="bold" style:font-size-asian="10pt" style:font-size-complex="10pt"/>
    </style:style>
    <style:style style:name="T2" style:family="text">
      <style:text-properties fo:font-family="Play" style:font-pitch="variable" fo:font-size="8pt" style:font-size-asian="8pt" style:font-size-complex="8pt"/>
    </style:style>
    <style:style style:name="T3" style:family="text">
      <style:text-properties style:use-window-font-color="true" style:text-outline="false" style:text-line-through-style="none" fo:font-family="Play" style:font-pitch="variable" fo:font-size="14pt" fo:font-style="normal" fo:text-shadow="none" style:text-underline-style="none" fo:font-weight="normal" style:letter-kerning="true" style:font-family-asian="TimesNewRomanPSMT" style:font-family-generic-asian="roman" style:font-size-asian="14pt" style:font-style-asian="normal" style:font-weight-asian="normal" style:font-family-complex="TimesNewRomanPSMT" style:font-family-generic-complex="roman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Play" style:font-pitch="variable" fo:font-size="12pt" style:font-size-asian="8pt" style:font-size-complex="8pt"/>
    </style:style>
    <style:style style:name="T5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TimesNewRomanPSMT" style:font-family-generic-asian="roman" style:font-size-asian="12pt" style:font-style-asian="normal" style:font-weight-asian="normal" style:font-family-complex="TimesNewRomanPSMT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Play" style:font-style-name-asian="Regular" style:font-size-asian="12pt" style:font-style-asian="normal" style:font-weight-asian="normal" style:font-family-complex="Play" style:font-style-name-complex="Regular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1cm" svg:y1="30.078cm" svg:x2="41.1cm" svg:y2="30.078cm">
          <text:p/>
        </draw:line>
        <draw:line draw:style-name="gr2" draw:text-style-name="P2" draw:layer="layout" svg:x1="25.6cm" svg:y1="37.478cm" svg:x2="25.5cm" svg:y2="28.178cm">
          <text:p/>
        </draw:line>
        <draw:frame draw:style-name="gr3" draw:text-style-name="P3" draw:layer="layout" svg:width="2.626cm" svg:height="0.7cm" svg:x="37.1cm" svg:y="29.278cm">
          <draw:text-box>
            <text:p><text:span text:style-name="T1">Глубина 4м</text:span></text:p>
          </draw:text-box>
        </draw:frame>
        <draw:path draw:style-name="gr4" draw:text-style-name="P2" draw:layer="layout" svg:width="18.499cm" svg:height="1.499cm" svg:x="1.496cm" svg:y="27.1cm" svg:viewBox="0 0 18500 1500" svg:d="M0 1500v-1500h18500v1500zM0 500h6500zM0 1000h6500zM6500 0v1500zM5500 0v1500zM4000 0v1500zM3000 0v1500zM2000 0v1500zM1000 0v1500zM17500 0v1500zM17500 700h1000z">
          <text:p/>
        </draw:path>
        <draw:frame draw:style-name="gr5" draw:text-style-name="P4" draw:layer="layout" svg:width="1.124cm" svg:height="0.611cm" svg:x="1.396cm" svg:y="28cm">
          <draw:text-box>
            <text:p><text:span text:style-name="T2">Изм.</text:span></text:p>
          </draw:text-box>
        </draw:frame>
        <draw:frame draw:style-name="gr5" draw:text-style-name="P4" draw:layer="layout" svg:width="1.524cm" svg:height="0.611cm" svg:x="2.272cm" svg:y="28cm">
          <draw:text-box>
            <text:p><text:span text:style-name="T2">Кол. уч</text:span></text:p>
          </draw:text-box>
        </draw:frame>
        <draw:frame draw:style-name="gr5" draw:text-style-name="P4" draw:layer="layout" svg:width="1.124cm" svg:height="0.611cm" svg:x="3.396cm" svg:y="28cm">
          <draw:text-box>
            <text:p><text:span text:style-name="T2">Лист</text:span></text:p>
          </draw:text-box>
        </draw:frame>
        <draw:frame draw:style-name="gr5" draw:text-style-name="P4" draw:layer="layout" svg:width="1.524cm" svg:height="0.611cm" svg:x="4.311cm" svg:y="28cm">
          <draw:text-box>
            <text:p><text:span text:style-name="T2">№ </text:span><text:span text:style-name="T2">док.</text:span></text:p>
          </draw:text-box>
        </draw:frame>
        <draw:frame draw:style-name="gr5" draw:text-style-name="P4" draw:layer="layout" svg:width="1.224cm" svg:height="0.611cm" svg:x="5.585cm" svg:y="28cm">
          <draw:text-box>
            <text:p><text:span text:style-name="T2">Подп</text:span></text:p>
          </draw:text-box>
        </draw:frame>
        <draw:frame draw:style-name="gr5" draw:text-style-name="P4" draw:layer="layout" svg:width="1.224cm" svg:height="0.611cm" svg:x="6.896cm" svg:y="28cm">
          <draw:text-box>
            <text:p><text:span text:style-name="T2">Дата</text:span></text:p>
          </draw:text-box>
        </draw:frame>
        <draw:frame draw:style-name="gr5" draw:text-style-name="P4" draw:layer="layout" svg:width="1.124cm" svg:height="0.611cm" svg:x="18.972cm" svg:y="27.134cm">
          <draw:text-box>
            <text:p><text:span text:style-name="T2">Лист</text:span></text:p>
          </draw:text-box>
        </draw:frame>
        <draw:frame draw:style-name="gr5" draw:text-style-name="P4" draw:layer="layout" svg:width="0.924cm" svg:height="0.611cm" svg:x="19.072cm" svg:y="27.811cm">
          <draw:text-box>
            <text:p><text:span text:style-name="T2">11</text:span></text:p>
          </draw:text-box>
        </draw:frame>
        <draw:rect draw:style-name="gr6" draw:text-style-name="P2" draw:layer="layout" svg:width="18.5cm" svg:height="27.5cm" svg:x="1.496cm" svg:y="1.1cm">
          <text:p/>
        </draw:rect>
        <draw:frame draw:style-name="gr7" draw:text-style-name="P6" draw:layer="layout" svg:width="5.439cm" svg:height="0.882cm" svg:x="11.361cm" svg:y="27.4cm">
          <draw:text-box>
            <text:p text:style-name="P5"><text:span text:style-name="T3">Шифр объекта - Т</text:span></text:p>
          </draw:text-box>
        </draw:frame>
        <draw:frame draw:style-name="gr8" draw:text-style-name="P7" draw:layer="layout" svg:width="1.041cm" svg:height="0.8cm" svg:x="18.196cm" svg:y="1.9cm">
          <draw:text-box>
            <text:p><text:span text:style-name="T4">11</text:span></text:p>
          </draw:text-box>
        </draw:frame>
        <draw:g>
          <draw:path draw:style-name="gr4" draw:text-style-name="P2" draw:layer="layout" svg:width="1.199cm" svg:height="8.499cm" svg:x="0.307cm" svg:y="20.1cm" svg:viewBox="0 0 1200 8500" svg:d="M0 8500v-8500h1200v8500zM500 0v8500zM0 2500h1200zM0 6000h1200z">
            <text:p/>
          </draw:path>
          <draw:frame draw:style-name="gr9" draw:text-style-name="P4" draw:layer="layout" svg:width="2.4cm" svg:height="0.711cm" draw:transform="rotate (1.5707963267946) translate (0.207cm 28.4cm)">
            <draw:text-box>
              <text:p><text:span text:style-name="T2">Инв. № подл.</text:span></text:p>
            </draw:text-box>
          </draw:frame>
          <draw:frame draw:style-name="gr5" draw:text-style-name="P8" draw:layer="layout" svg:width="2.6cm" svg:height="0.611cm" draw:transform="rotate (1.5707963267946) translate (0.196cm 25.566cm)">
            <draw:text-box>
              <text:p text:style-name="P2"><text:span text:style-name="T2">Подпись и дата</text:span></text:p>
            </draw:text-box>
          </draw:frame>
          <draw:frame draw:style-name="gr5" draw:text-style-name="P8" draw:layer="layout" svg:width="2.278cm" svg:height="0.611cm" draw:transform="rotate (1.5707963267946) translate (0.196cm 22.378cm)">
            <draw:text-box>
              <text:p text:style-name="P2"><text:span text:style-name="T2">Взам. инв. №</text:span></text:p>
            </draw:text-box>
          </draw:frame>
        </draw:g>
        <draw:frame draw:style-name="gr10" draw:text-style-name="P10" draw:layer="layout" svg:width="3.118cm" svg:height="0.882cm" svg:x="15.682cm" svg:y="28.618cm">
          <draw:text-box>
            <text:p text:style-name="P9"><text:span text:style-name="T5">Формат A</text:span><text:span text:style-name="T6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9T10:48:17.76</meta:creation-date>
    <dc:date>2020-02-13T14:26:17.05</dc:date>
    <meta:editing-duration>PT16H4M56S</meta:editing-duration>
    <meta:editing-cycles>100</meta:editing-cycles>
    <meta:generator>OpenOffice/4.1.5$Win32 OpenOffice.org_project/415m1$Build-9789</meta:generator>
    <meta:document-statistic meta:object-count="21"/>
  </office:meta>
</office:document-meta>
</file>